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0.355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 table:number-columns-spanned="6" table:number-rows-spanned="1">
            <text:p>Prueba Escritorio ← num = 6</text:p>
          </table:table-cell>
          <table:covered-table-cell/>
          <table:covered-table-cell table:style-name="ce2"/>
          <table:covered-table-cell table:number-columns-repeated="3"/>
        </table:table-row>
        <table:table-row table:style-name="ro2">
          <table:table-cell office:value-type="string" calcext:value-type="string">
            <text:p>paso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num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Entrada/Salida</text:p>
          </table:table-cell>
          <table:table-cell office:value-type="string" calcext:value-type="string">
            <text:p>Comentari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/>
          <table:table-cell/>
          <table:table-cell office:value-type="string" calcext:value-type="string">
            <text:p>&lt;Ingrese un numero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string" calcext:value-type="string">
            <text:p>&gt;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ctorial ← 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Ingresamos a Para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* 1 = 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* 2 = 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2 * 3 = 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6 * 4 = 2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24 * 5 = 1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20 * 6 = 72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in del ciclo Par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&lt;Factorial de 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&lt;7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1:13:27.414581988</meta:creation-date>
    <dc:date>2021-04-23T11:22:54.201862026</dc:date>
    <meta:editing-duration>PT9M27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